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22pt" fo:font-style="normal" fo:font-weight="normal" officeooo:rsid="00187a46" officeooo:paragraph-rsid="001de6cd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officeooo:paragraph-rsid="000e0526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4e4ba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officeooo:rsid="000f62f0"/>
    </style:style>
    <style:style style:name="T8" style:family="text">
      <style:text-properties officeooo:rsid="00104ea0"/>
    </style:style>
    <style:style style:name="T9" style:family="text">
      <style:text-properties officeooo:rsid="00115d53"/>
    </style:style>
    <style:style style:name="T10" style:family="text">
      <style:text-properties officeooo:rsid="00129157"/>
    </style:style>
    <style:style style:name="T11" style:family="text">
      <style:text-properties style:font-name="Century Schoolbook L1" officeooo:rsid="00129157"/>
    </style:style>
    <style:style style:name="T12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29157" style:font-style-asian="italic" style:font-style-complex="italic"/>
    </style:style>
    <style:style style:name="T15" style:family="text">
      <style:text-properties fo:font-style="italic" officeooo:rsid="00148a5d" style:font-style-asian="italic" style:font-style-complex="italic"/>
    </style:style>
    <style:style style:name="T16" style:family="text">
      <style:text-properties fo:font-style="italic" officeooo:rsid="00226f1f" style:font-style-asian="italic" style:font-style-complex="italic"/>
    </style:style>
    <style:style style:name="T17" style:family="text">
      <style:text-properties fo:font-style="italic" officeooo:rsid="0028f63a" style:font-style-asian="italic" style:font-style-complex="italic"/>
    </style:style>
    <style:style style:name="T18" style:family="text">
      <style:text-properties fo:font-style="italic" officeooo:rsid="003d4a6f" style:font-style-asian="italic" style:font-style-complex="italic"/>
    </style:style>
    <style:style style:name="T19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48a5d" style:font-weight-asian="bold" style:font-weight-complex="bold"/>
    </style:style>
    <style:style style:name="T27" style:family="text">
      <style:text-properties fo:font-weight="bold" officeooo:rsid="00226f1f" style:font-weight-asian="bold" style:font-weight-complex="bold"/>
    </style:style>
    <style:style style:name="T28" style:family="text">
      <style:text-properties officeooo:rsid="00148a5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148a5d" style:font-style-asian="normal" style:font-style-complex="normal"/>
    </style:style>
    <style:style style:name="T31" style:family="text">
      <style:text-properties fo:font-style="normal" officeooo:rsid="00226f1f" style:font-style-asian="normal" style:font-style-complex="normal"/>
    </style:style>
    <style:style style:name="T32" style:family="text">
      <style:text-properties fo:font-style="normal" officeooo:rsid="00225637" style:font-style-asian="normal" style:font-style-complex="normal"/>
    </style:style>
    <style:style style:name="T33" style:family="text">
      <style:text-properties fo:font-style="normal" officeooo:rsid="0027f89c" style:font-style-asian="normal" style:font-style-complex="normal"/>
    </style:style>
    <style:style style:name="T34" style:family="text">
      <style:text-properties fo:font-style="normal" officeooo:rsid="0028f63a" style:font-style-asian="normal" style:font-style-complex="normal"/>
    </style:style>
    <style:style style:name="T35" style:family="text">
      <style:text-properties fo:font-style="normal" officeooo:rsid="00129157" style:font-style-asian="normal" style:font-style-complex="normal"/>
    </style:style>
    <style:style style:name="T36" style:family="text">
      <style:text-properties fo:font-style="normal" officeooo:rsid="00299a57" style:font-style-asian="normal" style:font-style-complex="normal"/>
    </style:style>
    <style:style style:name="T37" style:family="text">
      <style:text-properties fo:font-style="normal" officeooo:rsid="002b77f3" style:font-style-asian="normal" style:font-style-complex="normal"/>
    </style:style>
    <style:style style:name="T38" style:family="text">
      <style:text-properties fo:font-style="normal" officeooo:rsid="003d4a6f" style:font-style-asian="normal" style:font-style-complex="normal"/>
    </style:style>
    <style:style style:name="T39" style:family="text">
      <style:text-properties fo:font-style="normal" officeooo:rsid="0043252b" style:font-style-asian="normal" style:font-style-complex="normal"/>
    </style:style>
    <style:style style:name="T40" style:family="text">
      <style:text-properties fo:font-style="normal" officeooo:rsid="0044e4ba" style:font-style-asian="normal" style:font-style-complex="normal"/>
    </style:style>
    <style:style style:name="T41" style:family="text">
      <style:text-properties fo:font-style="normal" officeooo:rsid="00456747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44e4ba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67" style:family="text">
      <style:text-properties officeooo:rsid="00198991"/>
    </style:style>
    <style:style style:name="T68" style:family="text">
      <style:text-properties officeooo:rsid="001c1360"/>
    </style:style>
    <style:style style:name="T69" style:family="text">
      <style:text-properties style:text-position="super 58%"/>
    </style:style>
    <style:style style:name="T70" style:family="text">
      <style:text-properties officeooo:rsid="001de6cd"/>
    </style:style>
    <style:style style:name="T71" style:family="text">
      <style:text-properties officeooo:rsid="00225637"/>
    </style:style>
    <style:style style:name="T72" style:family="text">
      <style:text-properties officeooo:rsid="0028f63a"/>
    </style:style>
    <style:style style:name="T73" style:family="text">
      <style:text-properties officeooo:rsid="00299a57"/>
    </style:style>
    <style:style style:name="T74" style:family="text">
      <style:text-properties officeooo:rsid="00303b3a"/>
    </style:style>
    <style:style style:name="T75" style:family="text">
      <style:text-properties officeooo:rsid="00313177"/>
    </style:style>
    <style:style style:name="T76" style:family="text">
      <style:text-properties officeooo:rsid="00324fab"/>
    </style:style>
    <style:style style:name="T77" style:family="text">
      <style:text-properties officeooo:rsid="003435be"/>
    </style:style>
    <style:style style:name="T78" style:family="text">
      <style:text-properties officeooo:rsid="00345731"/>
    </style:style>
    <style:style style:name="T79" style:family="text">
      <style:text-properties officeooo:rsid="0035a1c4"/>
    </style:style>
    <style:style style:name="T80" style:family="text">
      <style:text-properties officeooo:rsid="003a8311"/>
    </style:style>
    <style:style style:name="T81" style:family="text">
      <style:text-properties officeooo:rsid="003d4a6f"/>
    </style:style>
    <style:style style:name="T82" style:family="text">
      <style:text-properties officeooo:rsid="003f14ce"/>
    </style:style>
    <style:style style:name="T83" style:family="text">
      <style:text-properties fo:font-size="11pt" style:font-size-asian="11pt" style:font-size-complex="11pt"/>
    </style:style>
    <style:style style:name="T84" style:family="text">
      <style:text-properties fo:font-size="11pt" officeooo:rsid="001c1360" style:font-size-asian="11pt" style:font-size-complex="11pt"/>
    </style:style>
    <style:style style:name="T85" style:family="text">
      <style:text-properties fo:font-size="11pt" officeooo:rsid="003f14ce" style:font-size-asian="11pt" style:font-size-complex="11pt"/>
    </style:style>
    <style:style style:name="T86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87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88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89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90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91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92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93" style:family="text">
      <style:text-properties style:font-name="Century Schoolbook L1" officeooo:rsid="004198ee"/>
    </style:style>
    <style:style style:name="T94" style:family="text">
      <style:text-properties officeooo:rsid="004198ee"/>
    </style:style>
    <style:style style:name="T95" style:family="text">
      <style:text-properties officeooo:rsid="004325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76">and Cylinder</text:span> Scripts</text:p>
      <text:p text:style-name="P4"/>
      <text:p text:style-name="P6">This document describes Layout Scripts <text:span text:style-name="T76">and Cylinder</text:span> Scripts as used with the pipeVue program. <text:s/>Layout Scripts tell pipeVue the locations of posts it should generate. <text:s/><text:span text:style-name="T76">Cylinder</text:span> Scripts tell it where to draw cylinders between posts.</text:p>
      <text:p text:style-name="P9"/>
      <text:p text:style-name="P17">Note, <text:span text:style-name="T68">the layout and </text:span>cylinder<text:span text:style-name="T68">s</text:span> <text:span text:style-name="T68">scripts that </text:span>pipeVue <text:span text:style-name="T68">uses typically are read from a file. <text:s/>To specify a file, use a command line </text:span>parameter <text:span text:style-name="T81">in the form</text:span><text:span text:style-name="T30">"</text:span><text:span text:style-name="T38">f=</text:span><text:span text:style-name="T18">filename</text:span><text:span text:style-name="T30">"</text:span><text:span text:style-name="T81"> where </text:span><text:span text:style-name="T18">filename </text:span><text:span text:style-name="T81">is</text:span> a <text:span text:style-name="T81">script </text:span>file <text:span text:style-name="T81">name</text:span>. <text:span text:style-name="T68"><text:s/>(</text:span>pipeVue <text:span text:style-name="T81">uses a simple</text:span><text:span text:style-name="T69"> </text:span>built-in script <text:span text:style-name="T81">when no file is specified.) <text:s/>In a script file, lines starting with one of `=P`, `=L`, or `=C` mark the beginnings of parameter, <text:s/>layout, or </text:span>cylinder<text:span text:style-name="T68"> text. <text:s/>Other lines starting with `=`, blank lines, and lines before the first marker line are comment lines. <text:s/></text:span><text:span text:style-name="T84">For examples, see files like eg-cap-5, </text:span><text:span text:style-name="T83">eg-cap-6, eg-fatpost-redstar, eg-pentagon-script,</text:span><text:span text:style-name="T85"> </text:span><text:span text:style-name="T83">eg-several-kinds, </text:span><text:span text:style-name="T85">and </text:span><text:span text:style-name="T83">eg-two-rings. <text:s/></text:span><text:span text:style-name="T95">Note, parameters are given new values by entries like </text:span><text:span text:style-name="T30">"</text:span><text:span text:style-name="T39">pDiam=.1</text:span><text:span text:style-name="T30">"</text:span><text:span text:style-name="T95"> in the =P section of a script file. <text:s/>Each entry should be separated from other entries by white space, and should contain no white space itself. </text:span></text:p>
      <text:p text:style-name="P17"/>
      <text:p text:style-name="P17"><text:span text:style-name="T95">[Initially, parameter values are set by python statements in the the program. <text:s/>Next, parameter values are set per command-line options, each of which is in a </text:span><text:span text:style-name="T30">"</text:span><text:span text:style-name="T39">var=value</text:span><text:span text:style-name="T30">" </text:span><text:span text:style-name="T39">form. <text:s/>If one of the command-line options is </text:span><text:span text:style-name="T38">f=</text:span><text:span text:style-name="T18">filename</text:span><text:span text:style-name="T39">, <text:s/>parameter and script texts are read from file, </text:span><text:span text:style-name="T41">and</text:span><text:span text:style-name="T39"> parameter values are set </text:span><text:span text:style-name="T40">per those texts. <text:s/></text:span><text:span text:style-name="T41">P</text:span><text:span text:style-name="T39">arameter values are </text:span><text:span text:style-name="T40">again </text:span><text:span text:style-name="T39">set per command-line options </text:span><text:span text:style-name="T41">before posts and</text:span><text:span text:style-name="T40"> cylinders are generated</text:span><text:span text:style-name="T39">. <text:s/></text:span><text:span text:style-name="T41">If</text:span><text:span text:style-name="T40"> any parameter </text:span><text:span text:style-name="T41">i</text:span><text:span text:style-name="T40">s specified in both places </text:span><text:span text:style-name="T41">(command and file)</text:span><text:span text:style-name="T40">,</text:span><text:span text:style-name="T39"> </text:span><text:span text:style-name="T41">its</text:span><text:span text:style-name="T40"> </text:span><text:span text:style-name="T64">command-line </text:span><text:span text:style-name="T66">value</text:span><text:span text:style-name="T64"> </text:span><text:span text:style-name="T65">prevail</text:span><text:span text:style-name="T66">s</text:span><text:span text:style-name="T65"> over </text:span><text:span text:style-name="T66">its file</text:span><text:span text:style-name="T65"> value.</text:span><text:span text:style-name="T40">]</text:span></text:p>
      <text:p text:style-name="P6"/>
      <text:p text:style-name="P2">Layout Scripts</text:p>
      <text:p text:style-name="P11">A layout script consists of a series of entries separated by semicolons. <text:s/>There are <text:span text:style-name="T70">several </text:span>kinds of entries: <text:span text:style-name="T70">Base point; Collection of points; Line of points; <text:s/></text:span>Polygon; Rectangle grid; <text:span text:style-name="T82">and </text:span>Triangle grid. <text:s/>Each entry begins with a letter, <text:span text:style-name="T71">B, C, L, </text:span>P, <text:span text:style-name="T28">R,</text:span> <text:span text:style-name="T71">or T t</text:span>o designate its type. <text:s/><text:span text:style-name="T73">Note: pipeVue applies a scale factor to all the location data (coordinates and radii) when producing output. The scale factor is </text:span><text:span text:style-name="T36">given by</text:span><text:span text:style-name="T35"> parameter</text:span><text:span text:style-name="T36"> SF </text:span><text:span text:style-name="T37">and its </text:span><text:span text:style-name="T35">default value </text:span><text:span text:style-name="T37">is</text:span><text:span text:style-name="T36"> </text:span><text:span text:style-name="T35">100.</text:span></text:p>
      <text:p text:style-name="P11"/>
      <text:p text:style-name="P13">Each <text:span text:style-name="T27">base point</text:span> entry has three parameters: <text:span text:style-name="T16">x,y,z,</text:span><text:span text:style-name="T31"> which specify an anchor point, or base point, denoted </text:span><text:span text:style-name="T16">BP</text:span><text:span text:style-name="T31">, for use when treating </text:span><text:span text:style-name="T32">C, L, </text:span><text:span text:style-name="T29">P, </text:span><text:span text:style-name="T30">R,</text:span><text:span text:style-name="T29"> </text:span><text:span text:style-name="T32">or T </text:span><text:span text:style-name="T31">entries. <text:s/>By default </text:span><text:span text:style-name="T16">BP</text:span><text:span text:style-name="T31"> <text:s/>is (0,0,0). <text:s/></text:span><text:span text:style-name="T33">Example: <text:s/></text:span><text:span text:style-name="T30">"</text:span><text:span text:style-name="T33">B</text:span><text:span text:style-name="T30"> 5.7, 2.2, 1.5;" </text:span><text:span text:style-name="T33">sets </text:span><text:span text:style-name="T16">BP</text:span><text:span text:style-name="T33"> <text:s/>to (</text:span><text:span text:style-name="T30">5.7, 2.2, 1.5</text:span><text:span text:style-name="T33">). </text:span><text:span text:style-name="T89">Fi</text:span><text:span text:style-name="T86">les eg-cap-5, </text:span><text:span text:style-name="T87">eg-cap-6, </text:span><text:span text:style-name="T89">and</text:span><text:span text:style-name="T88"> </text:span><text:span text:style-name="T87">eg-several-kinds </text:span><text:span text:style-name="T89">move the base point before making polygons, grids, and lines of points.</text:span></text:p>
      <text:p text:style-name="P13"/>
      <text:p text:style-name="P13"><text:span text:style-name="T29">Each </text:span><text:span text:style-name="T60">polygon</text:span><text:span text:style-name="T29"> entry has three parameters, </text:span><text:span text:style-name="T17">n, r, a0.</text:span><text:span text:style-name="T34"> <text:s/></text:span><text:span text:style-name="T13">n</text:span> <text:span text:style-name="T72">is </text:span>corner <text:span text:style-name="T75">count</text:span>; <text:span text:style-name="T14">r</text:span><text:span text:style-name="T10"> is radius from </text:span><text:span text:style-name="T16">BP</text:span><text:span text:style-name="T10"> <text:s/>to corners; and </text:span><text:span text:style-name="T14">a0</text:span><text:span text:style-name="T10"> is the angle from </text:span><text:span text:style-name="T16">BP</text:span><text:span text:style-name="T10"> <text:s/>to the first </text:span><text:soft-page-break/><text:span text:style-name="T10">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1">˚</text:span><text:span text:style-name="T10"> CCW.</text:span></text:p>
      <text:p text:style-name="P11"/>
      <text:p text:style-name="P18">Each <text:span text:style-name="T26">r</text:span><text:span text:style-name="T25">ectangle grid</text:span> entry has <text:span text:style-name="T28">four</text:span> parameters, <text:span text:style-name="T24">r, c,</text:span><text:span text:style-name="T20"> dx, dy.</text:span> <text:s/><text:span text:style-name="T74">Integers </text:span><text:span text:style-name="T15">r</text:span><text:span text:style-name="T28"> and </text:span><text:span text:style-name="T15">c</text:span> <text:span text:style-name="T74">are the</text:span> number of <text:span text:style-name="T28">rows and columns to generate; decimals </text:span><text:span text:style-name="T19">dx</text:span><text:span text:style-name="T28"> and </text:span><text:span text:style-name="T15">dy</text:span><text:span text:style-name="T28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6">Note: for r</text:span><text:span text:style-name="T25">ectangle</text:span><text:span text:style-name="T26"> and </text:span><text:span text:style-name="T25">t</text:span><text:span text:style-name="T26">ri</text:span><text:span text:style-name="T25">angle</text:span><text:span text:style-name="T26"> grids</text:span><text:span text:style-name="T28">, p</text:span><text:span text:style-name="T55">o</text:span><text:span text:style-name="T50">ints </text:span><text:span text:style-name="T55">in the same row have consecutive</text:span><text:span text:style-name="T50"> number</text:span><text:span text:style-name="T55">s.</text:span><text:span text:style-name="T50"> </text:span><text:span text:style-name="T56">A grid’s</text:span><text:span text:style-name="T50"> first point, </text:span><text:span text:style-name="T58">in row 0,</text:span><text:span text:style-name="T50"> </text:span><text:span text:style-name="T56">is </text:span><text:span text:style-name="T50">at</text:span><text:span text:style-name="T10"> </text:span><text:span text:style-name="T16">BP</text:span><text:span text:style-name="T55">+(</text:span><text:span text:style-name="T57">0</text:span><text:span text:style-name="T55">,</text:span><text:span text:style-name="T57">0</text:span><text:span text:style-name="T55">,0),</text:span><text:span text:style-name="T50"> </text:span><text:span text:style-name="T55">the second </text:span><text:span text:style-name="T56">is</text:span><text:span text:style-name="T55"> at </text:span><text:span text:style-name="T22">BP</text:span><text:span text:style-name="T55">+(dx,0,0), and so forth. <text:s/></text:span><text:span text:style-name="T58">R</text:span><text:span text:style-name="T57">ow </text:span><text:span text:style-name="T58">1 </text:span><text:span text:style-name="T57">starts </text:span><text:span text:style-name="T58">at</text:span><text:span text:style-name="T57"> </text:span><text:span text:style-name="T22">BP</text:span><text:span text:style-name="T55">+(</text:span><text:span text:style-name="T57">0</text:span><text:span text:style-name="T55">,</text:span><text:span text:style-name="T57">dy</text:span><text:span text:style-name="T55">,0)</text:span><text:span text:style-name="T58">, then</text:span><text:span text:style-name="T57"> </text:span><text:span text:style-name="T22">BP</text:span><text:span text:style-name="T55">+(</text:span><text:span text:style-name="T57">dx</text:span><text:span text:style-name="T55">,</text:span><text:span text:style-name="T57">dy</text:span><text:span text:style-name="T55">,0) </text:span><text:span text:style-name="T57">for a </text:span><text:span text:style-name="T63">r</text:span><text:span text:style-name="T60">ectangle</text:span><text:span text:style-name="T63"> grid</text:span><text:span text:style-name="T57">, or </text:span><text:span text:style-name="T58">at</text:span><text:span text:style-name="T57"> </text:span><text:span text:style-name="T22">BP</text:span><text:span text:style-name="T55">+(</text:span><text:span text:style-name="T57">-dx/2</text:span><text:span text:style-name="T55">,</text:span><text:span text:style-name="T57">dy</text:span><text:span text:style-name="T55">,0) </text:span><text:span text:style-name="T58">, then</text:span><text:span text:style-name="T57"> </text:span><text:span text:style-name="T22">BP</text:span><text:span text:style-name="T55">+(</text:span><text:span text:style-name="T57">dx/2</text:span><text:span text:style-name="T55">,</text:span><text:span text:style-name="T57">dy</text:span><text:span text:style-name="T55">,0) </text:span><text:span text:style-name="T57">for a </text:span><text:span text:style-name="T60">t</text:span><text:span text:style-name="T63">ri</text:span><text:span text:style-name="T60">angle</text:span><text:span text:style-name="T63"> grid</text:span><text:span text:style-name="T57">. <text:s/></text:span><text:span text:style-name="T58">R</text:span><text:span text:style-name="T57">ow 2 starts </text:span><text:span text:style-name="T58">at</text:span><text:span text:style-name="T57"> </text:span><text:span text:style-name="T22">BP</text:span><text:span text:style-name="T55">+(</text:span><text:span text:style-name="T57">0</text:span><text:span text:style-name="T55">,</text:span><text:span text:style-name="T57">2</text:span><text:span text:style-name="T92">·d</text:span><text:span text:style-name="T57">y</text:span><text:span text:style-name="T55">,0), </text:span><text:span text:style-name="T58">then</text:span><text:span text:style-name="T55"> </text:span><text:span text:style-name="T22">BP</text:span><text:span text:style-name="T55">+(</text:span><text:span text:style-name="T57">dx</text:span><text:span text:style-name="T55">,</text:span><text:span text:style-name="T57">2</text:span><text:span text:style-name="T92">·</text:span><text:span text:style-name="T57">dy</text:span><text:span text:style-name="T55">,0), </text:span><text:span text:style-name="T58">then</text:span><text:span text:style-name="T55"> </text:span><text:span text:style-name="T22">BP</text:span><text:span text:style-name="T55">+(</text:span><text:span text:style-name="T57">2</text:span><text:span text:style-name="T92">·</text:span><text:span text:style-name="T57">dx</text:span><text:span text:style-name="T55">,</text:span><text:span text:style-name="T57">2</text:span><text:span text:style-name="T92">·</text:span><text:span text:style-name="T57">dy</text:span><text:span text:style-name="T55">,0), <text:s/></text:span><text:span text:style-name="T57">etc.</text:span></text:p>
      <text:p text:style-name="P11"/>
      <text:p text:style-name="P12">Each <text:span text:style-name="T25">t</text:span><text:span text:style-name="T26">ri</text:span><text:span text:style-name="T25">angle grid</text:span> entry has <text:span text:style-name="T28">four</text:span> parameters, <text:span text:style-name="T24">r, c,</text:span><text:span text:style-name="T20"> dx, dy,</text:span> <text:span text:style-name="T74">where</text:span> <text:span text:style-name="T15">r</text:span><text:span text:style-name="T28"> and </text:span><text:span text:style-name="T15">c</text:span> <text:span text:style-name="T74">are the</text:span> number of <text:span text:style-name="T28">rows and columns to generate and </text:span><text:span text:style-name="T19">dx</text:span><text:span text:style-name="T28">, </text:span><text:span text:style-name="T15">dy</text:span><text:span text:style-name="T28"> are width and height between columns and rows. <text:s/>Even-numbered rows have one fewer points than do odd-numbered rows. <text:s/>Thus, row 0 has </text:span><text:span text:style-name="T15">r</text:span><text:span text:style-name="T28"> posts in it, row 1 has </text:span><text:span text:style-name="T15">r</text:span><text:span text:style-name="T30">+1,</text:span><text:span text:style-name="T28"> row 2 has </text:span><text:span text:style-name="T15">r,</text:span><text:span text:style-name="T28"> and so forth, giving </text:span><text:span text:style-name="T15">rc</text:span><text:span text:style-name="T28">+(</text:span><text:span text:style-name="T15">r</text:span><text:span text:style-name="T28">//2) points in all. </text:span><text:span text:style-name="T43"><text:s/>Example: "</text:span><text:span text:style-name="T45">T5, 5, 1, 0.866</text:span><text:span text:style-name="T43">" </text:span><text:span text:style-name="T45">produces 27 posts </text:span><text:span text:style-name="T52">(</text:span><text:span text:style-name="T45">27</text:span><text:span text:style-name="T52">=</text:span><text:span text:style-name="T53">5</text:span><text:span text:style-name="T12">·</text:span><text:span text:style-name="T52">5+</text:span><text:span text:style-name="T53">5//2</text:span><text:span text:style-name="T52">)</text:span><text:span text:style-name="T45"> that are on a grid of equilateral triangles </text:span><text:span text:style-name="T54">with</text:span><text:span text:style-name="T45"> unit si</text:span><text:span text:style-name="T54">d</text:span><text:span text:style-name="T45">e.</text:span><text:span text:style-name="T28"> <text:s/>As noted in the previous paragraph, even-numbered rows are offset by <text:s/></text:span><text:span text:style-name="T19">dx</text:span><text:span text:style-name="T43">/</text:span><text:span text:style-name="T44">2 relative to odd-numbered rows.</text:span><text:span text:style-name="T43"> </text:span></text:p>
      <text:p text:style-name="P14"/>
      <text:p text:style-name="P12"><text:span text:style-name="T42">Each </text:span><text:span text:style-name="T60">l</text:span><text:span text:style-name="T61">ine</text:span><text:span text:style-name="T60"> </text:span><text:span text:style-name="T61">of points</text:span><text:span text:style-name="T42"> entry has </text:span><text:span text:style-name="T50">four</text:span><text:span text:style-name="T42"> parameters: <text:s/></text:span><text:span text:style-name="T20">n, dx, dy, d</text:span><text:span text:style-name="T21">z</text:span><text:span text:style-name="T20">.</text:span><text:span text:style-name="T46"> <text:s text:c="2"/></text:span><text:span text:style-name="T20">n </text:span><text:span text:style-name="T46">is the number of points in the line. <text:s/></text:span><text:span text:style-name="T50">T</text:span><text:span text:style-name="T46">he first point in the line </text:span><text:span text:style-name="T50">is at </text:span><text:span text:style-name="T22">BP </text:span><text:span text:style-name="T50">and</text:span><text:span text:style-name="T46"> (</text:span><text:span text:style-name="T20">dx,dy,d</text:span><text:span text:style-name="T21">z</text:span><text:span text:style-name="T46">) is the x,y,</text:span><text:span text:style-name="T49">z</text:span><text:span text:style-name="T46"> step between </text:span><text:span text:style-name="T51">consecutive </text:span><text:span text:style-name="T46">points. <text:s/></text:span><text:span text:style-name="T47">Example: </text:span><text:span text:style-name="T50">If </text:span><text:span text:style-name="T22">BP </text:span><text:span text:style-name="T50">is (</text:span><text:span text:style-name="T47">2, -2, .</text:span><text:span text:style-name="T49">2</text:span><text:span text:style-name="T50">), </text:span><text:span text:style-name="T51">then </text:span><text:span text:style-name="T47">`L</text:span><text:span text:style-name="T48">4</text:span><text:span text:style-name="T47"> </text:span><text:span text:style-name="T48">3</text:span><text:span text:style-name="T47">,</text:span><text:span text:style-name="T48">1,.</text:span><text:span text:style-name="T49">01</text:span><text:span text:style-name="T47">;` makes posts at (</text:span><text:span text:style-name="T48">2</text:span><text:span text:style-name="T47">, -</text:span><text:span text:style-name="T48">2, </text:span><text:span text:style-name="T49">0</text:span><text:span text:style-name="T48">.</text:span><text:span text:style-name="T49">2</text:span><text:span text:style-name="T47">); (</text:span><text:span text:style-name="T48">5</text:span><text:span text:style-name="T47">, -</text:span><text:span text:style-name="T56">1</text:span><text:span text:style-name="T48">, </text:span><text:span text:style-name="T49">0</text:span><text:span text:style-name="T48">.</text:span><text:span text:style-name="T49">21</text:span><text:span text:style-name="T47">); (</text:span><text:span text:style-name="T48">8</text:span><text:span text:style-name="T47">, </text:span><text:span text:style-name="T56">0</text:span><text:span text:style-name="T48">, </text:span><text:span text:style-name="T49">0</text:span><text:span text:style-name="T48">.</text:span><text:span text:style-name="T49">22</text:span><text:span text:style-name="T47">); (</text:span><text:span text:style-name="T48">11</text:span><text:span text:style-name="T47">, </text:span><text:span text:style-name="T56">1</text:span><text:span text:style-name="T48">, </text:span><text:span text:style-name="T49">0</text:span><text:span text:style-name="T48">.</text:span><text:span text:style-name="T49">23</text:span><text:span text:style-name="T47">).</text:span></text:p>
      <text:p text:style-name="P12"/>
      <text:p text:style-name="P12"><text:span text:style-name="T46">Each </text:span><text:span text:style-name="T62">collection o</text:span><text:span text:style-name="T61">f points</text:span><text:span text:style-name="T46"> entry </text:span><text:span text:style-name="T48">has a list</text:span><text:span text:style-name="T47"> of x,y,</text:span><text:span text:style-name="T51">z</text:span><text:span text:style-name="T47"> </text:span><text:span text:style-name="T48">va</text:span><text:span text:style-name="T47">l</text:span><text:span text:style-name="T48">u</text:span><text:span text:style-name="T47">es, </text:span><text:span text:style-name="T48">and </text:span><text:span text:style-name="T47">a semicolon terminat</text:span><text:span text:style-name="T48">or</text:span><text:span text:style-name="T47">. <text:s/></text:span><text:span text:style-name="T51">For each x,y,z value, a post is produced at </text:span><text:span text:style-name="T23">BP</text:span><text:span text:style-name="T51">+(x,y,z). </text:span><text:span text:style-name="T47"><text:s/>Example: </text:span><text:span text:style-name="T51">If BP is (</text:span><text:span text:style-name="T52">0.</text:span><text:span text:style-name="T51">1, 0.</text:span><text:span text:style-name="T52">2</text:span><text:span text:style-name="T51">, 0.</text:span><text:span text:style-name="T52">3</text:span><text:span text:style-name="T51">), then </text:span><text:span text:style-name="T47">`</text:span><text:span text:style-name="T48">C 1</text:span><text:span text:style-name="T47">,</text:span><text:span text:style-name="T48">1,</text:span><text:span text:style-name="T52">1</text:span><text:span text:style-name="T51">, </text:span><text:span text:style-name="T48"><text:s/>4,4,</text:span><text:span text:style-name="T51">1,</text:span><text:span text:style-name="T48"> 5,6,</text:span><text:span text:style-name="T52">7</text:span><text:span text:style-name="T48"> </text:span><text:span text:style-name="T52">7,</text:span><text:span text:style-name="T48">11,</text:span><text:span text:style-name="T52">1</text:span><text:span text:style-name="T51">3</text:span><text:span text:style-name="T47">;` makes posts at (</text:span><text:span text:style-name="T52">1</text:span><text:span text:style-name="T48">.</text:span><text:span text:style-name="T52">1</text:span><text:span text:style-name="T48">, 1.</text:span><text:span text:style-name="T52">2</text:span><text:span text:style-name="T47">, </text:span><text:span text:style-name="T52">1</text:span><text:span text:style-name="T48">.</text:span><text:span text:style-name="T52">3</text:span><text:span text:style-name="T48">);</text:span><text:span text:style-name="T47"> (</text:span><text:span text:style-name="T52">4.1</text:span><text:span text:style-name="T47">, </text:span><text:span text:style-name="T48">4.</text:span><text:span text:style-name="T52">2</text:span><text:span text:style-name="T47">, </text:span><text:span text:style-name="T51">1</text:span><text:span text:style-name="T48">.</text:span><text:span text:style-name="T52">3</text:span><text:span text:style-name="T47">); (</text:span><text:span text:style-name="T52">5.1</text:span><text:span text:style-name="T47">, </text:span><text:span text:style-name="T48">6.</text:span><text:span text:style-name="T52">2</text:span><text:span text:style-name="T47">, </text:span><text:span text:style-name="T52">7</text:span><text:span text:style-name="T48">.</text:span><text:span text:style-name="T52">3</text:span><text:span text:style-name="T47">); </text:span><text:span text:style-name="T52">and </text:span><text:span text:style-name="T47">(</text:span><text:span text:style-name="T52">7.1</text:span><text:span text:style-name="T47">, </text:span><text:span text:style-name="T52">11</text:span><text:span text:style-name="T48">.</text:span><text:span text:style-name="T52">2</text:span><text:span text:style-name="T47">, </text:span><text:span text:style-name="T52">13</text:span><text:span text:style-name="T48">.</text:span><text:span text:style-name="T52">3</text:span><text:span text:style-name="T47">), </text:span><text:span text:style-name="T48">in order</text:span><text:span text:style-name="T47">.</text:span></text:p>
      <text:p text:style-name="P5"/>
      <text:p text:style-name="P3"><text:span text:style-name="T76">Cylinder</text:span> Scripts</text:p>
      <text:p text:style-name="P15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</text:span><text:soft-page-break/><text:span text:style-name="T3">post 2 to level b of post 3.</text:span></text:p>
      <text:p text:style-name="P6"/>
      <text:p text:style-name="P6"><text:s/>&lt;color&gt; is one of G, Y, R, B, C, M, <text:span text:style-name="T80">or W</text:span> for green, yellow, red, blue, cyan, magenta, <text:span text:style-name="T80">white</text:span>.</text:p>
      <text:p text:style-name="P6"/>
      <text:p text:style-name="P16">&lt;diam&gt; is <text:span text:style-name="T94">a letter, </text:span>p, <text:span text:style-name="T94">q, r, … w.</text:span> <text:s/><text:span text:style-name="T94">B</text:span>y default, pDiam=0.06 <text:span text:style-name="T94">and</text:span> qDiam<text:span text:style-name="T94">=</text:span>0.02. <text:s/><text:span text:style-name="T94">The thicknesses of r, s,...w</text:span> <text:span text:style-name="T94">scale geometrically according to parameter dRatio, which is sqrt(2) by default. <text:s/>Thus, r is about 1.41</text:span><text:span text:style-name="T93">·</text:span><text:span text:style-name="T95">q, s is 2</text:span><text:span text:style-name="T93">·</text:span><text:span text:style-name="T95">q, and so forth. <text:s/></text:span><text:span text:style-name="T89">Fi</text:span><text:span text:style-name="T86">le eg-two-rings </text:span><text:span text:style-name="T90">illustrates changing </text:span><text:span text:style-name="T91">dRatio </text:span><text:span text:style-name="T90">to a smaller value to get more-gradual increase in pipe size</text:span><text:span text:style-name="T89">.</text:span></text:p>
      <text:p text:style-name="P6"/>
      <text:p text:style-name="P6">Each <text:span text:style-name="T95">cylinder entry</text:span> <text:span text:style-name="T9">allows optional</text:span> &lt;post&gt; <text:span text:style-name="T8">numbers and optional</text:span> &lt;level&gt; <text:span text:style-name="T8">codes</text:span>, <text:span text:style-name="T8">that is,</text:span> a letter (a-e) for a level on a post. <text:s/>Level a is low, e is high, and others are spread <text:span text:style-name="T7">p</text:span>roportionally between. <text:s/><text:span text:style-name="T8">For example, </text:span>"<text:span text:style-name="T8">14b26c;</text:span>" <text:span text:style-name="T8">specifies a <text:s/></text:span>cylinder <text:span text:style-name="T8">from level b on post 14 to level c on post 26, using whatever color and diameter were previously specified.</text:span> <text:s/><text:span text:style-name="T9">As another example, </text:span>"<text:span text:style-name="T9">7e;</text:span>" <text:span text:style-name="T8">specifies a <text:s/></text:span>cylinder <text:span text:style-name="T8">to level e on post 7, from the most recently given post and level, using previously specified color and diameter. </text:span></text:p>
      <text:p text:style-name="P7"/>
      <text:p text:style-name="P10">The semicolon after <text:span text:style-name="T7">a </text:span>cylinder<text:span text:style-name="T79">s entry </text:span>is required punctuation. <text:s/>When a semicolon <text:s/>appears, a cylinder is produced. <text:s/><text:span text:style-name="T79">Ordinarily</text:span>, <text:span text:style-name="T77">the cylinder </text:span>us<text:span text:style-name="T77">es</text:span> the most recent post numbers, levels, color, and diameter. <text:s/><text:span text:style-name="T78">But if the entry just concluded had no post numbers in it, a special action occurs: the latest post numbers are each incremented by 1 before the cylinder is drawn. <text:s/>This allows writing </text:span>"<text:span text:style-name="T77">1,11;;;;;</text:span>" <text:span text:style-name="T78">instead of </text:span>"<text:span text:style-name="T77">1,11; 2,12; 3,13; 4,14; 5,15;</text:span>", <text:span text:style-name="T79">or allows writing </text:span>"<text:span text:style-name="T78">1,2;;;;1;</text:span>" <text:span text:style-name="T78">instead of </text:span>"<text:span text:style-name="T78">1,2;3;4;5;1;</text:span>", <text:span text:style-name="T79">which in turn is equivalent to </text:span>"<text:span text:style-name="T78">1,2; 2,3; 3,4; 4,5; 5,1;</text:span>".</text:p>
      <text:p text:style-name="P10"/>
      <text:p text:style-name="P10"><text:span text:style-name="T78">A special character </text:span>"/" <text:span text:style-name="T78">also is allowed in </text:span>cylinder<text:span text:style-name="T79">s entries. The slash0 is shorthand for swapping the two most recent levels. <text:s/>This allows writing, for example, </text:span>"<text:span text:style-name="T78">ae1,2;/;/;/;/1;</text:span>" <text:span text:style-name="T78">instead of </text:span>"<text:span text:style-name="T78">ae1,2;a3;e4;a5;e1;</text:span>".</text:p>
      <text:p text:style-name="P7"/>
      <text:p text:style-name="P7"><text:span text:style-name="T7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7">cylinder-</text:span>ends at level c. <text:span text:style-name="T9">As another example, </text:span>"qCab0,1;c;d;e;" <text:span text:style-name="T9">draws four thin cylinders between posts 0 and 1, going from 0a to 1b; from 0b to 1c; from 0c to 1d; and from 0d to 1e.</text:span></text:p>
      <text:p text:style-name="P7"/>
      <text:p text:style-name="P8"><text:span text:style-name="T67">I</text:span>nitial defaults <text:span text:style-name="T67">for c</text:span>olor, thickness, level, and <text:span text:style-name="T67">post </text:span>are G, p, a, <text:span text:style-name="T67">0</text:span>. <text:s/>White space and characters <text:span text:style-name="T7">not listed above </text:span>are ignored, except that they delimit post numbers. For example, the entries quoted in the following set are equivalent: { "Gp0a1e;" "pG0ae1;" "ae0Gp1;"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2T23:29:23.512811617</dc:date>
    <meta:editing-duration>P1DT9H26M25S</meta:editing-duration>
    <meta:editing-cycles>16</meta:editing-cycles>
    <meta:generator>LibreOffice/6.1.6.3$Linux_X86_64 LibreOffice_project/10$Build-3</meta:generator>
    <meta:print-date>2020-02-09T20:22:06.416268918</meta:print-date>
    <meta:document-statistic meta:table-count="0" meta:image-count="0" meta:object-count="0" meta:page-count="3" meta:paragraph-count="21" meta:word-count="1309" meta:character-count="7769" meta:non-whitespace-character-count="6409"/>
  </office:meta>
</office:document-meta>
</file>